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hnäppchenjäger</text:p>
      <text:p text:style-name="Standard"/>
      <text:p text:style-name="Standard"/>
      <text:p text:style-name="Standard">Hallo Admin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tTemplateEngine v1.0</meta:generator>
    <meta:creation-date>2025-04-10T21:42:12.271967833</meta:creation-date>
    <meta:editing-duration>PT15M</meta:editing-duration>
    <meta:editing-cycles>4</meta:editing-cycles>
    <dc:date>2025-04-25T22:34:13+00:00</dc:date>
    <meta:document-statistic meta:table-count="0" meta:image-count="0" meta:object-count="0" meta:page-count="1" meta:paragraph-count="15" meta:word-count="18" meta:character-count="211" meta:non-whitespace-character-count="196"/>
    <dc:title>Mein Dokument</dc:title>
    <dc:creator>Max Mustermann</dc:creator>
    <dc:description>Erstellt mit OdtTemplateEngine</dc:description>
    <dc:title>Bericht Q2</dc:title>
    <dc:creator>Anna Beispiel</dc:creator>
    <dc:subject>Finanzbericht</dc:subject>
    <meta:keyword>finanzen,bericht,2024</meta:keyword>
    <dc:language>de</dc:language>
  </office:meta>
</office:document-meta>
</file>